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UNA HUANTO EDILBERTO SEGU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36625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783407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UNA HUANTO EDILBERTO SEGUN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36625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78340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6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775463</text:p>
          </table:table-cell>
          <table:table-cell table:style-name="Tabla2.D3" office:value-type="string">
            <text:p text:style-name="P17">11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03:5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